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4.00pt" fo:font-weight="normal" fo:font-family="Calibri" style:font-family-asian="Calibri" style:font-family-complex="Calibri" fo:background-color="transparent" style:use-window-font-color="true" fo:font-style="italic"/>
    </style:style>
    <style:style style:name="T4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То, как должна действовать программа:</text:span></text:p>
      <text:p text:style-name="P1"><text:span text:style-name="T2">Правая область - это область, в которую должна загружаться какая-то из частей. По умолчанию эта область должна быть пустой. </text:span></text:p>
      <text:p text:style-name="P1"><text:span text:style-name="T3">1.<text:s/></text:span><text:span text:style-name="T4">При клике по одному из пунктов в правой области, в левую область загружается список чек-боксов с именами героев, которые присутствуют в соответствующей части и текст соответствующей части.</text:span></text:p>
      <text:p text:style-name="P1"><text:span text:style-name="T5">2.<text:s/></text:span><text:span text:style-name="T6">Выполняется программа, с помощью которой можно изменить фон реплик помеченных героев.</text:span></text:p>
      <text:p text:style-name="P2"><draw:frame text:anchor-type="as-char" svg:width="160.34mm" svg:height="67.20mm" style:rel-width="scale" style:rel-height="scale"><draw:object-ole xlink:href="OleObj1"/><draw:image xlink:href="ObjectReplacements/OleObj1"/></draw:frame><text:span text:style-name="T7"/></text:p>
      <text:p text:style-name="P3"><text:span text:style-name="T8">Планы по реализации этой программы:</text:span></text:p>
      <text:p text:style-name="P3"><text:span text:style-name="T9">1.<text:s/></text:span><text:span text:style-name="T10">Создание массива или объекта parts, содержащего в себе элементы списка part1, part2 и так далее.</text:span></text:p>
      <text:p text:style-name="P3"><text:span text:style-name="T11">2.<text:s/></text:span><text:span text:style-name="T12">Создание двумерного объекта вместо объекта words, в котором каждая строка - это будет каждая часть (part), а каждый элемент в этой строке - такой элемент, как авторские слова, слова героя или изображение, входящее в соответствующую part.</text:span></text:p>
      <text:p text:style-name="P3"><text:span text:style-name="T13">3.<text:s/></text:span><text:span text:style-name="T14">Поскольку правая область по умолчанию должна быть пустой, код, содержащий реплики и изображения, перенести в отдельный html-файл, и к нему так же подключить тот же файл со скриптом.</text:span></text:p>
      <text:p text:style-name="P3"><text:span text:style-name="T15">4.<text:s/></text:span><text:span text:style-name="T16">При клике по какому-то элементу parts вызывается функция, в теле которой:</text:span></text:p>
      <text:p text:style-name="P3"><text:span text:style-name="T17"><text:tab/>4.1.<text:s/></text:span><text:span text:style-name="T18">В объекте ищется строка с индексом, соответствующим индексу элемента parts, по которому был сделан клик.</text:span></text:p>
      <text:p text:style-name="P3"><text:span text:style-name="T19"><text:tab/>4.2.<text:s/></text:span><text:span text:style-name="T20">Цикл проходит по этой строке, смотрит каждый элемент с классом inobject, и на каждой итерации:</text:span></text:p>
      <text:p text:style-name="P3"><text:span text:style-name="T21"><text:tab/>1)<text:s/></text:span><text:span text:style-name="T22">Если это не изображение, т.е. есть вложенный элемент h4, то цикл извлекает значение innerText заголовка h4, т.е. наименование героя и добавляет в массив characters, который по умолчанию должен быть пустым. Элемент массива выводится в список чекбоксов в контент элемента с id="characterslist":</text:span></text:p>
      <text:p text:style-name="P3"><text:span text:style-name="T23">&lt;input type="checkbox" value=characters[i]&gt;</text:span></text:p>
      <text:p text:style-name="P3"><text:span text:style-name="T23"><text:tab/>2)<text:s/></text:span><text:span text:style-name="T24">В любом случае div с классом inobject выводится в контент правой области под элементом с id="characterslist".</text:span></text:p>
      <text:p text:style-name="P3"><text:span text:style-name="T24">5. Программа, которая осуществляет функционал:</text:span></text:p>
      <text:p text:style-name="P3"><text:span text:style-name="T24">Определенные чекбоксы отмечаются галками, при нажатии на кнопку у соответствующих героев реплики получают текстуру в качестве<text:s/></text:span><text:span text:style-name="T25">background-image.</text:span></text:p>
      <text:p text:style-name="P3"><text:span text:style-name="T26">Вопросы:</text:span><text:span text:style-name="T27"/></text:p>
      <text:p text:style-name="P3"><text:span text:style-name="T27">1. Можно ли сделать именно так, вместо базы данных для хранения частей<text:s/></text:span><text:span text:style-name="T28">использовать дополнительный<text:s/></text:span><text:span text:style-name="T29">html-</text:span><text:span text:style-name="T30">файл</text:span><text:span text:style-name="T31">?</text:span></text:p>
      <text:p text:style-name="P3"><text:span text:style-name="T31">2. Можно ли совокупность<text:s/></text:span><text:span text:style-name="T32">html-</text:span><text:span text:style-name="T33">элементов, которые предполагается хранить в отдельном<text:s/></text:span><text:span text:style-name="T34">html-</text:span><text:span text:style-name="T35">файле,<text:s/></text:span><text:span text:style-name="T36">сохранить</text:span><text:span text:style-name="T37"><text:s/>не в объекте, а в массиве: написать цикл, в котором счетчик будет проходить по этому<text:s/></text:span><text:span text:style-name="T38">html-</text:span><text:span text:style-name="T39">файлу, собирать в каждую строку массива элементы и при условии достижения элемента<text:s/></text:span><text:span text:style-name="T40">h3<text:s/></text:span><text:span text:style-name="T41">с содержимым<text:s/></text:span><text:span text:style-name="T42">Part<text:s/></text:span><text:span text:style-name="T43">номер</text:span><text:span text:style-name="T44">, переходить к следующей строке и сохранять в нее следующие элементы?</text:span></text:p>
      <text:p text:style-name="P3"><text:span text:style-name="T44">Если это будет массив, то так будет удобнее, чем с объектом: в массиве элементы имеют числовые последовательные индексы, и каждый такой индекс элемента можно считать порядковым номером этого элемента в совокупности элементов, сохраняемой в массив, тогда, как будет не понятно, как такая совокупность<text:s/></text:span><text:span text:style-name="T45">html-</text:span><text:span text:style-name="T46">элементов соотносится со структурой объекта: что ключ, что значение.</text:span><text:span text:style-name="T4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